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qSortTime" table:style-name="ta1">
        <table:shapes>
          <draw:frame draw:z-index="0" draw:style-name="gr1" draw:text-style-name="P1" svg:width="159.99mm" svg:height="89.99mm" svg:x="203.01mm" svg:y="1mm">
            <draw:object draw:notify-on-update-of-ranges="randqSortTime.A1:randqSortTime.A1 randqSortTime.B1:randqSortTime.L1 randqSortTime.A2:randqSortTime.A2 randqSortTime.B2:randqSortTime.L2 randqSortTime.A3:randqSortTime.A3 randqSortTime.B3:randqSortTime.L3 randqSortTime.A4:randqSortTime.A4 randqSortTime.B4:randqSortTime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atasize(N)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Randomly-Ordered Data Tim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56478" calcext:value-type="float">
            <text:p>0.0156478</text:p>
          </table:table-cell>
          <table:table-cell office:value-type="float" office:value="0" calcext:value-type="float">
            <text:p>0</text:p>
          </table:table-cell>
          <table:table-cell office:value-type="float" office:value="0.0312157" calcext:value-type="float">
            <text:p>0.0312157</text:p>
          </table:table-cell>
        </table:table-row>
        <table:table-row table:style-name="ro1">
          <table:table-cell office:value-type="string" calcext:value-type="string">
            <text:p>Increasing-Ordered Data Tim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6228" calcext:value-type="float">
            <text:p>0.0156228</text:p>
          </table:table-cell>
          <table:table-cell office:value-type="float" office:value="0.0312459" calcext:value-type="float">
            <text:p>0.0312459</text:p>
          </table:table-cell>
        </table:table-row>
        <table:table-row table:style-name="ro1">
          <table:table-cell office:value-type="string" calcext:value-type="string">
            <text:p>Decreasing-Ordered Data Tim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65317" calcext:value-type="float">
            <text:p>0.0065317</text:p>
          </table:table-cell>
          <table:table-cell office:value-type="float" office:value="0.0156507" calcext:value-type="float">
            <text:p>0.0156507</text:p>
          </table:table-cell>
          <table:table-cell office:value-type="float" office:value="0.0312641" calcext:value-type="float">
            <text:p>0.0312641</text:p>
          </table:table-cell>
          <table:table-cell office:value-type="float" office:value="0.0781405" calcext:value-type="float">
            <text:p>0.0781405</text:p>
          </table:table-cell>
          <table:table-cell office:value-type="float" office:value="0.16693" calcext:value-type="float">
            <text:p>0.166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8T10:54:59.224000000</dc:date>
    <meta:editing-duration>PT1M6S</meta:editing-duration>
    <meta:editing-cycles>1</meta:editing-cycles>
    <meta:document-statistic meta:table-count="1" meta:cell-count="48" meta:object-count="1"/>
    <meta:generator>LibreOffice/6.1.4.2$Windows_X86_64 LibreOffice_project/9d0f32d1f0b509096fd65e0d4bec26ddd1938fd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92cm" svg:y="3.703cm" style:legend-expansion="high" chart:style-name="ch2"/>
        <chart:plot-area chart:style-name="ch3" table:cell-range-address="randqSortTime.A1:randqSortTime.L4" chart:data-source-has-labels="both" svg:x="0.32cm" svg:y="0.18cm" svg:width="9.28cm" svg:height="8.64cm">
          <chartooo:coordinate-region svg:x="1.232cm" svg:y="0.18cm" svg:width="8.228cm" svg:height="7.125cm"/>
          <chart:axis chart:dimension="x" chart:name="primary-x" chart:style-name="ch4" chartooo:axis-type="auto">
            <chartooo:date-scale/>
            <chart:categories table:cell-range-address="randqSortTime.B1:randqSortTime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andqSortTime.B2:randqSortTime.L2" chart:label-cell-address="randqSortTime.A2:randqSortTime.A2" chart:class="chart:line">
            <chart:data-point chart:repeated="11"/>
          </chart:series>
          <chart:series chart:style-name="ch7" chart:values-cell-range-address="randqSortTime.B3:randqSortTime.L3" chart:label-cell-address="randqSortTime.A3:randqSortTime.A3" chart:class="chart:line">
            <chart:data-point chart:repeated="11"/>
          </chart:series>
          <chart:series chart:style-name="ch8" chart:values-cell-range-address="randqSortTime.B4:randqSortTime.L4" chart:label-cell-address="randqSortTime.A4:randqSortTime.A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randqSortTime.B1:randqSortTime.L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Randomly-Ordered Data Time</text:p>
                <draw:g>
                  <svg:desc>randqSortTime.A2:randqSortTime.A2</svg:desc>
                </draw:g>
              </table:table-cell>
              <table:table-cell office:value-type="float" office:value="0">
                <text:p>0</text:p>
                <draw:g>
                  <svg:desc>randqSortTime.B2:randqSortTime.L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478">
                <text:p>0.0156478</text:p>
              </table:table-cell>
              <table:table-cell office:value-type="float" office:value="0">
                <text:p>0</text:p>
              </table:table-cell>
              <table:table-cell office:value-type="float" office:value="0.0312157">
                <text:p>0.0312157</text:p>
              </table:table-cell>
            </table:table-row>
            <table:table-row>
              <table:table-cell office:value-type="string">
                <text:p>Increasing-Ordered Data Time</text:p>
                <draw:g>
                  <svg:desc>randqSortTime.A3:randqSortTime.A3</svg:desc>
                </draw:g>
              </table:table-cell>
              <table:table-cell office:value-type="float" office:value="0">
                <text:p>0</text:p>
                <draw:g>
                  <svg:desc>randqSortTime.B3:randqSortTime.L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228">
                <text:p>0.0156228</text:p>
              </table:table-cell>
              <table:table-cell office:value-type="float" office:value="0.0312459">
                <text:p>0.0312459</text:p>
              </table:table-cell>
            </table:table-row>
            <table:table-row>
              <table:table-cell office:value-type="string">
                <text:p>Decreasing-Ordered Data Time</text:p>
                <draw:g>
                  <svg:desc>randqSortTime.A4:randqSortTime.A4</svg:desc>
                </draw:g>
              </table:table-cell>
              <table:table-cell office:value-type="float" office:value="0">
                <text:p>0</text:p>
                <draw:g>
                  <svg:desc>randqSortTime.B4:randqSortTime.L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5317">
                <text:p>0.0065317</text:p>
              </table:table-cell>
              <table:table-cell office:value-type="float" office:value="0.0156507">
                <text:p>0.0156507</text:p>
              </table:table-cell>
              <table:table-cell office:value-type="float" office:value="0.0312641">
                <text:p>0.0312641</text:p>
              </table:table-cell>
              <table:table-cell office:value-type="float" office:value="0.0781405">
                <text:p>0.0781405</text:p>
              </table:table-cell>
              <table:table-cell office:value-type="float" office:value="0.16693">
                <text:p>0.166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